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3.683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40% MC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=1</text:p>
          </table:table-cell>
          <table:table-cell office:value-type="string" table:style-name="ce1">
            <text:p>Temp</text:p>
          </table:table-cell>
          <table:table-cell office:value-type="string" table:style-name="ce1">
            <text:p>hum</text:p>
          </table:table-cell>
          <table:table-cell office:value-type="string" table:style-name="ce1">
            <text:p>co2</text:p>
          </table:table-cell>
          <table:table-cell office:value-type="string" table:style-name="ce1">
            <text:p>noise</text:p>
          </table:table-cell>
          <table:table-cell office:value-type="string" table:style-name="ce1">
            <text:p>presssure</text:p>
          </table:table-cell>
          <table:table-cell office:value-type="string" table:style-name="ce1">
            <text:p>Al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f</text:p>
          </table:table-cell>
          <table:table-cell office:value-type="float" office:value="2.4299999999999999E-2" table:style-name="ce1">
            <text:p>0,0243</text:p>
          </table:table-cell>
          <table:table-cell office:value-type="float" office:value="3.7499999999999999E-2" table:style-name="ce1">
            <text:p>0,0375</text:p>
          </table:table-cell>
          <table:table-cell office:value-type="float" office:value="0.1983" table:style-name="ce1">
            <text:p>0,1983</text:p>
          </table:table-cell>
          <table:table-cell office:value-type="float" office:value="0.56079999999999997" table:style-name="ce1">
            <text:p>0,5608</text:p>
          </table:table-cell>
          <table:table-cell office:value-type="float" office:value="1.4E-2" table:style-name="ce1">
            <text:p>0,014</text:p>
          </table:table-cell>
          <table:table-cell office:value-type="float" office:value="0.26690000000000003" table:style-name="ce1">
            <text:p>0,266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F</text:p>
          </table:table-cell>
          <table:table-cell office:value-type="float" office:value="2.3699999999999999E-2" table:style-name="ce1">
            <text:p>0,0237</text:p>
          </table:table-cell>
          <table:table-cell office:value-type="float" office:value="3.85E-2" table:style-name="ce1">
            <text:p>0,0385</text:p>
          </table:table-cell>
          <table:table-cell office:value-type="float" office:value="0.1484" table:style-name="ce1">
            <text:p>0,1484</text:p>
          </table:table-cell>
          <table:table-cell office:value-type="float" office:value="0.54020000000000001" table:style-name="ce1">
            <text:p>0,5402</text:p>
          </table:table-cell>
          <table:table-cell office:value-type="float" office:value="1.4200000000000001E-2" table:style-name="ce1">
            <text:p>0,0142</text:p>
          </table:table-cell>
          <table:table-cell office:value-type="float" office:value="0.25140000000000001" table:style-name="ce1">
            <text:p>0,251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Lint</text:p>
          </table:table-cell>
          <table:table-cell office:value-type="float" office:value="1.4109999999999999E-2" table:style-name="ce2">
            <text:p>0,01411</text:p>
          </table:table-cell>
          <table:table-cell office:value-type="float" office:value="2.5000000000000001E-2" table:style-name="ce2">
            <text:p>0,025</text:p>
          </table:table-cell>
          <table:table-cell office:value-type="float" office:value="0.1032" table:style-name="ce2">
            <text:p>0,1032</text:p>
          </table:table-cell>
          <table:table-cell office:value-type="float" office:value="0.41770000000000002" table:style-name="ce2">
            <text:p>0,4177</text:p>
          </table:table-cell>
          <table:table-cell office:value-type="float" office:value="8.6E-3" table:style-name="ce2">
            <text:p>0,0086</text:p>
          </table:table-cell>
          <table:table-cell office:value-type="float" office:value="0.19289999999999999" table:style-name="ce2">
            <text:p>0,192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QI</text:p>
          </table:table-cell>
          <table:table-cell office:value-type="float" office:value="2.6700000000000002E-2" table:style-name="ce1">
            <text:p>0,0267</text:p>
          </table:table-cell>
          <table:table-cell office:value-type="float" office:value="3.1399999999999997E-2" table:style-name="ce1">
            <text:p>0,0314</text:p>
          </table:table-cell>
          <table:table-cell office:value-type="float" office:value="0.1318" table:style-name="ce1">
            <text:p>0,1318</text:p>
          </table:table-cell>
          <table:table-cell office:value-type="float" office:value="0.75460000000000005" table:style-name="ce1">
            <text:p>0,7546</text:p>
          </table:table-cell>
          <table:table-cell office:value-type="float" office:value="1.24E-2" table:style-name="ce1">
            <text:p>0,0124</text:p>
          </table:table-cell>
          <table:table-cell office:value-type="float" office:value="0.34300000000000003" table:style-name="ce1">
            <text:p>0,34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NN k=1</text:p>
          </table:table-cell>
          <table:table-cell office:value-type="float" office:value="1.1127" table:style-name="ce1">
            <text:p>1,1127</text:p>
          </table:table-cell>
          <table:table-cell office:value-type="float" office:value="1.5770999999999999" table:style-name="ce1">
            <text:p>1,5771</text:p>
          </table:table-cell>
          <table:table-cell office:value-type="float" office:value="1.304" table:style-name="ce1">
            <text:p>1,304</text:p>
          </table:table-cell>
          <table:table-cell office:value-type="float" office:value="1.4396" table:style-name="ce1">
            <text:p>1,4396</text:p>
          </table:table-cell>
          <table:table-cell office:value-type="float" office:value="1.1205000000000001" table:style-name="ce1">
            <text:p>1,1205</text:p>
          </table:table-cell>
          <table:table-cell office:value-type="float" office:value="1.3229" table:style-name="ce1">
            <text:p>1,322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almanArima</text:p>
          </table:table-cell>
          <table:table-cell office:value-type="float" office:value="1.4999999999999999E-2" table:style-name="ce1">
            <text:p>0,015</text:p>
          </table:table-cell>
          <table:table-cell office:value-type="float" office:value="2.4E-2" table:style-name="ce2">
            <text:p>0,024</text:p>
          </table:table-cell>
          <table:table-cell office:value-type="float" office:value="0.1017" table:style-name="ce2">
            <text:p>0,1017</text:p>
          </table:table-cell>
          <table:table-cell office:value-type="float" office:value="0.34160000000000001" table:style-name="ce2">
            <text:p>0,3416</text:p>
          </table:table-cell>
          <table:table-cell office:value-type="float" office:value="9.1000000000000004E-3" table:style-name="ce2">
            <text:p>0,0091</text:p>
          </table:table-cell>
          <table:table-cell office:value-type="float" office:value="0.15989999999999999" table:style-name="ce2">
            <text:p>0,1599</text:p>
          </table:table-cell>
          <table:table-cell office:value-type="string" table:style-name="ce1">
            <text:p>smooth=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almanArima</text:p>
          </table:table-cell>
          <table:table-cell office:value-type="float" office:value="8.8000000000000005E-3" table:style-name="ce1">
            <text:p>0,0088</text:p>
          </table:table-cell>
          <table:table-cell office:value-type="float" office:value="1.5800000000000002E-2" table:style-name="ce1">
            <text:p>0,0158</text:p>
          </table:table-cell>
          <table:table-cell office:value-type="float" office:value="6.1100000000000002E-2" table:style-name="ce1">
            <text:p>0,0611</text:p>
          </table:table-cell>
          <table:table-cell office:value-type="float" office:value="0.2515" table:style-name="ce1">
            <text:p>0,2515</text:p>
          </table:table-cell>
          <table:table-cell office:value-type="float" office:value="5.4999999999999997E-3" table:style-name="ce1">
            <text:p>0,0055</text:p>
          </table:table-cell>
          <table:table-cell office:value-type="float" office:value="0.11609999999999999" table:style-name="ce1">
            <text:p>0,1161</text:p>
          </table:table-cell>
          <table:table-cell office:value-type="string" table:style-name="ce1">
            <text:p>smooth=Tru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almanStructTrue</text:p>
          </table:table-cell>
          <table:table-cell office:value-type="float" office:value="8.6E-3" table:style-name="ce1">
            <text:p>0,0086</text:p>
          </table:table-cell>
          <table:table-cell office:value-type="float" office:value="1.5800000000000002E-2" table:style-name="ce1">
            <text:p>0,0158</text:p>
          </table:table-cell>
          <table:table-cell office:value-type="float" office:value="5.9200000000000003E-2" table:style-name="ce1">
            <text:p>0,0592</text:p>
          </table:table-cell>
          <table:table-cell office:value-type="float" office:value="0.25259999999999999" table:style-name="ce1">
            <text:p>0,2526</text:p>
          </table:table-cell>
          <table:table-cell office:value-type="float" office:value="5.4999999999999997E-3" table:style-name="ce1">
            <text:p>0,0055</text:p>
          </table:table-cell>
          <table:table-cell office:value-type="float" office:value="0.1163" table:style-name="ce1">
            <text:p>0,1163</text:p>
          </table:table-cell>
          <table:table-cell office:value-type="string" table:style-name="ce1">
            <text:p>smooth=True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ahmed esssabar</meta:initial-creator>
    <dc:creator>ahmed esssabar</dc:creator>
    <meta:creation-date>2022-03-05T12:43:02Z</meta:creation-date>
    <dc:date>2022-03-07T08:04:36Z</dc:date>
  </office:meta>
</office:document-meta>
</file>